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2ba" officeooo:paragraph-rsid="0013c2ba"/>
    </style:style>
    <style:style style:name="T1" style:family="text">
      <style:text-properties officeooo:rsid="00154b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de tarefas fias <text:s/>22 de junho de <text:s/>2020</text:p>
      <text:p text:style-name="P1"/>
      <text:p text:style-name="P1"><text:span text:style-name="T1">check </text:span>1- estudar json e como serelizacao de json funciona no flutter – inico 17 50;</text:p>
      <text:p text:style-name="P1"><text:span text:style-name="T1">check </text:span>2- estudar implementaocao de json em um listBuilder <text:span text:style-name="T1">c</text:span></text:p>
      <text:p text:style-name="P1">3- estudar metodos de um crud completo como POST GET DELETE …</text:p>
      <text:p text:style-name="P1"><text:span text:style-name="T1">implementando </text:span>4- comecar a montar o desafio do picpay(Objs : nesse caso caso ocorra alguma duvida parar o processo para estudo);</text:p>
      <text:p text:style-name="P1"><text:span text:style-name="T1">check </text:span>5- final do dia 22 , caso n conclua você perdeu um dia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7:40:08.572768574</meta:creation-date>
    <dc:date>2020-06-23T00:08:05.684098730</dc:date>
    <meta:editing-duration>PT4H7M2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1" meta:paragraph-count="6" meta:word-count="81" meta:character-count="435" meta:non-whitespace-character-count="357"/>
  </office:meta>
</office:document-meta>
</file>